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Heading_20_1">
      <style:text-properties fo:font-style="italic" style:font-style-asian="italic" style:font-style-complex="italic"/>
    </style:style>
    <style:style style:name="P3" style:family="paragraph" style:parent-style-name="Text_20_body" style:list-style-name="L1">
      <style:text-properties style:font-name="Times New Roman"/>
    </style:style>
    <style:style style:name="P4" style:family="paragraph" style:parent-style-name="Text_20_body" style:list-style-name="L1">
      <style:text-properties style:font-name="Times New Roman" officeooo:paragraph-rsid="000c8f84"/>
    </style:style>
    <style:style style:name="T1" style:family="text">
      <style:text-properties officeooo:rsid="000b4bfe"/>
    </style:style>
    <style:style style:name="T2" style:family="text">
      <style:text-properties officeooo:rsid="000c8f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Utilisation de l'élément tableau</text:h>
      <text:p text:style-name="Text_20_body"/>
      <text:p text:style-name="Text_20_body">Le but de ce TP est de se familiariser avec l'utilisation des tableaux et des dataSets.</text:p>
      <text:h text:style-name="Heading_20_2" text:outline-level="2">Description du rapport</text:h>
      <text:p text:style-name="P1">Le rapport affiche pour chaque employé de la table adresse les commandes qu'il a gérées sous forme de tableau. <text:span text:style-name="T1">Le tableau groupe les commandes par pays</text:span></text:p>
      <text:p text:style-name="P1"><text:span text:style-name="T1">Il </text:span>est constitué de <text:span text:style-name="T1">4</text:span> colonnes : <text:span text:style-name="T1">Client, Adresse, Code Postal, Ville</text:span></text:p>
      <text:p text:style-name="P1"/>
      <text:h text:style-name="Heading_20_2" text:outline-level="2">Mise en place</text:h>
      <text:list xml:id="list2646570352" text:style-name="L1">
        <text:list-item>
          <text:p text:style-name="P3">Définir la structure du rapport principal ainsi que la requête principale</text:p>
        </text:list-item>
        <text:list-item>
          <text:p text:style-name="P3">Placer les éléments graphiques <text:span text:style-name="T2">du rapport principal</text:span></text:p>
        </text:list-item>
        <text:list-item>
          <text:p text:style-name="P4">Définir un dataset qui permettra d'afficher les données du tableau</text:p>
        </text:list-item>
        <text:list-item>
          <text:p text:style-name="P3">Insérer le tableau, définir les header, les footer et les regroupements de cellules</text:p>
        </text:list-item>
        <text:list-item>
          <text:p text:style-name="P3">Remplir les cellules avec les données voulues</text:p>
        </text:list-item>
      </text:list>
      <text:p text:style-name="P1"/>
      <text:p text:style-name="P1">Le résultat attendu est fourni au format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vid THIBAU</meta:initial-creator>
    <meta:creation-date>2006-09-24T22:34:28</meta:creation-date>
    <dc:date>2019-08-27T16:25:45.518977930</dc:date>
    <dc:language>fr-FR</dc:language>
    <meta:editing-cycles>40</meta:editing-cycles>
    <meta:editing-duration>PT7H21M56S</meta:editing-duration>
    <meta:document-statistic meta:table-count="0" meta:image-count="0" meta:object-count="0" meta:page-count="1" meta:paragraph-count="12" meta:word-count="125" meta:character-count="745" meta:non-whitespace-character-count="637"/>
    <meta:user-defined meta:name="Info 1"/>
    <meta:user-defined meta:name="Info 2"/>
    <meta:user-defined meta:name="Info 3"/>
    <meta:user-defined meta:name="Info 4"/>
  </office:meta>
</office:document-meta>
</file>